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528in" style:rel-column-width="2392*"/>
    </style:style>
    <style:style style:name="Table1.B" style:family="table-column">
      <style:table-column-properties style:column-width="2.9271in" style:rel-column-width="27700*"/>
    </style:style>
    <style:style style:name="Table1.C" style:family="table-column">
      <style:table-column-properties style:column-width="3.7451in" style:rel-column-width="3544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4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528in" style:rel-column-width="2392*"/>
    </style:style>
    <style:style style:name="Table2.B" style:family="table-column">
      <style:table-column-properties style:column-width="2.9271in" style:rel-column-width="27700*"/>
    </style:style>
    <style:style style:name="Table2.C" style:family="table-column">
      <style:table-column-properties style:column-width="3.7451in" style:rel-column-width="35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text-properties fo:background-color="#ffff00"/>
    </style:style>
    <style:style style:name="P6" style:family="paragraph" style:parent-style-name="Preformatted_20_Text" style:list-style-name="L3"/>
    <style:style style:name="P7" style:family="paragraph" style:parent-style-name="Preformatted_20_Text">
      <style:text-properties style:font-name="Courier 10 Pitch" fo:font-size="8pt" style:font-size-asian="8pt" style:font-size-complex="8pt"/>
    </style:style>
    <style:style style:name="P8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reformatted_20_Text"/>
      <text:p text:style-name="Preformatted_20_Text">The goal of sslcaudit project is to develop a tool for off-line MITM testing of any SSL/TLS clients (not necessary HTTPS), suitable for professional use. I am tired of messing around with openssl and socat and want a tool which makes a security audit of an SSL client (a thick client, a mobile device, an appliance, etc) less labor-intensive.</text:p>
      <text:p text:style-name="Preformatted_20_Text"><text:span text:style-name="T2"/></text:p>
      <text:p text:style-name="Preformatted_20_Text"><text:span text:style-name="T2">HISTORY</text:span></text:p>
      <text:p text:style-name="Preformatted_20_Text"/>
      <text:p text:style-name="Preformatted_20_Text">Security properties and common implementation flaws in SSL/TLS servers are well understood and documented [WIKI-TLS, SCANIT-SSL, OWASP-TLS]. There is OWASP testing guide [OWASP-TLS], a rating guide [SSL-RATING], and tools to automate the tests, such as sslaudit [SSL-AUDIT].</text:p>
      <text:p text:style-name="Preformatted_20_Text"/>
      <text:p text:style-name="Preformatted_20_Text">When it comes to client security, things are less advanced. Till recently sslsniff [SSL-SNIFF] attacking tool was probably the most interesting effort in this direction. A recent Blackhat presentation [BH-SSL-TTRUST] focuses on security issues introduced by SSL-aware proxies, and contains a good overview of common implementation flaws in SSL clients. The authors of that presentation have published an online testing service [SSL-TEST] suitable for testing web browsers.</text:p>
      <text:p text:style-name="Preformatted_20_Text"/>
      <text:p text:style-name="P1">WHAT WE TEST FOR</text:p>
      <text:p text:style-name="Preformatted_20_Text"/>
      <text:p text:style-name="Preformatted_20_Text">To assess security of SSL/TLS clients we have to check:</text:p>
      <text:list xml:id="list1720821864" text:style-name="L1">
        <text:list-item>
          <text:p text:style-name="P3">what server certificates it trusts enough to fully establish a connection,</text:p>
        </text:list-item>
        <text:list-item>
          <text:p text:style-name="P3">what flavors of SSL protocol the client supports</text:p>
        </text:list-item>
      </text:list>
      <text:p text:style-name="Preformatted_20_Text"/>
      <text:p text:style-name="Preformatted_20_Text">Behavior related to server certificate valid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reformatted_20_Text">C1</text:p>
          </table:table-cell>
          <table:table-cell table:style-name="Table1.B1" office:value-type="string">
            <text:p text:style-name="Preformatted_20_Text">Reject self-signed certificates or certificates not signed by a trusted CA</text:p>
          </table:table-cell>
          <table:table-cell table:style-name="Table1.C1" table:number-rows-spanned="3" office:value-type="string">
            <text:p text:style-name="Preformatted_20_Text">In practice a failure to implement C1, C2, or C3 is the most dangerous and allows for a straightforward MITM attack.</text:p>
          </table:table-cell>
        </table:table-row>
        <table:table-row>
          <table:table-cell table:style-name="Table1.A2" office:value-type="string">
            <text:p text:style-name="Preformatted_20_Text">C2</text:p>
          </table:table-cell>
          <table:table-cell table:style-name="Table1.B2" office:value-type="string">
            <text:p text:style-name="Preformatted_20_Text">Validate basic constraints of intermediate CAs</text:p>
          </table:table-cell>
          <table:covered-table-cell/>
        </table:table-row>
        <table:table-row>
          <table:table-cell table:style-name="Table1.A2" office:value-type="string">
            <text:p text:style-name="Preformatted_20_Text">C3</text:p>
          </table:table-cell>
          <table:table-cell table:style-name="Table1.B2" office:value-type="string">
            <text:p text:style-name="Preformatted_20_Text">Only accept server certificate with CN matching an intended destination</text:p>
          </table:table-cell>
          <table:covered-table-cell/>
        </table:table-row>
        <table:table-row>
          <table:table-cell table:style-name="Table1.A2" office:value-type="string">
            <text:p text:style-name="Preformatted_20_Text">C4</text:p>
          </table:table-cell>
          <table:table-cell table:style-name="Table1.B2" office:value-type="string">
            <text:p text:style-name="Preformatted_20_Text">Do not accept expired and revoked certificates</text:p>
          </table:table-cell>
          <table:table-cell table:style-name="Table1.C4" office:value-type="string">
            <text:p text:style-name="Preformatted_20_Text">Testing for or exploitation of C4 has a prerequisite of attacker being able to obtain a legitimate, but expire or revoked certificate for the server or intermediate/root CA. Some SSL clients (especially embedded ones) don't have reliable clock source nor CRL/OSCP support all by design.</text:p>
          </table:table-cell>
        </table:table-row>
        <table:table-row>
          <table:table-cell table:style-name="Table1.A2" office:value-type="string">
            <text:p text:style-name="Preformatted_20_Text">C5</text:p>
          </table:table-cell>
          <table:table-cell table:style-name="Table1.B2" office:value-type="string">
            <text:p text:style-name="Preformatted_20_Text">Do not be fooled by NUL-character in CN.</text:p>
          </table:table-cell>
          <table:table-cell table:style-name="Table1.C4" office:value-type="string">
            <text:p text:style-name="Preformatted_20_Text">To test or exploit C5 a valid certificate with NUL-byte in CN is needed. It is difficult to obtain a such a certificate in practice.</text:p>
          </table:table-cell>
        </table:table-row>
      </table:table>
      <text:p text:style-name="Preformatted_20_Text"/>
      <text:p text:style-name="Preformatted_20_Text">Protocol version and cipher support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reformatted_20_Text">P1</text:p>
          </table:table-cell>
          <table:table-cell table:style-name="Table2.B1" office:value-type="string">
            <text:p text:style-name="Preformatted_20_Text">Do not support SSLv2 (version/cipher downgrade)</text:p>
          </table:table-cell>
          <table:table-cell table:style-name="Table2.C1" office:value-type="string">
            <text:p text:style-name="Preformatted_20_Text">A failure to implement P1 leads to theoretical possibility of cipher downgrade attacks. <text:span text:style-name="T1">To our knowledge practical exploitation is very tricky, no free or commercial tool exist (XXX-TBC).</text:span></text:p>
          </table:table-cell>
        </table:table-row>
        <table:table-row>
          <table:table-cell table:style-name="Table2.A2" office:value-type="string">
            <text:p text:style-name="Preformatted_20_Text">P2</text:p>
          </table:table-cell>
          <table:table-cell table:style-name="Table2.B2" office:value-type="string">
            <text:p text:style-name="Preformatted_20_Text">Do not support SSL and TLS 1.0 (CBC attack)</text:p>
          </table:table-cell>
          <table:table-cell table:style-name="Table2.C2" office:value-type="string">
            <text:p text:style-name="Preformatted_20_Text">P2 was demonstrated to allow cookie theft in web browsers, and has a prerequisite of an attacker being able to inject malicious JavaScript code into victim's browser [BS-BEAST]</text:p>
          </table:table-cell>
        </table:table-row>
        <table:table-row>
          <table:table-cell table:style-name="Table2.A2" office:value-type="string">
            <text:p text:style-name="Preformatted_20_Text">P3</text:p>
          </table:table-cell>
          <table:table-cell table:style-name="Table2.B2" office:value-type="string">
            <text:p text:style-name="Preformatted_20_Text">Do not support weak key exchange protocols, low key lengths, low ciphers strengths</text:p>
          </table:table-cell>
          <table:table-cell table:style-name="Table2.C2" office:value-type="string">
            <text:p text:style-name="P2">If strong ciphers are supported by the peers, the presence of weak ones is only exploitable via cipher downgrade attack (XXX-TBC).</text:p>
          </table:table-cell>
        </table:table-row>
      </table:table>
      <text:p text:style-name="Preformatted_20_Text"/>
      <text:p text:style-name="Preformatted_20_Text">Testing for C1-C3 is already implemented in v1.0. Checking C4, C5, and protocol-level tests will come in v1.1.</text:p>
      <text:p text:style-name="Preformatted_20_Text"/>
      <text:p text:style-name="Preformatted_20_Text">Just for completeness, there are two other attacks having an impact on SSL/TLS clients:</text:p>
      <text:list xml:id="list1110187506" text:style-name="L2">
        <text:list-item>
          <text:p text:style-name="P5">"SSL 3.0/TLS 1.0 renegotiation attack" [TLS-RENEG], but has no client-visible side effects, (XXX-TBC)</text:p>
        </text:list-item>
        <text:list-item>
          <text:p text:style-name="P4">Another related (but not SSL/TLS-specific) attack is [OSCP-ATTACK], not testing for it.</text:p>
        </text:list-item>
      </text:list>
      <text:p text:style-name="P8">HOW TO USE THE TOOL</text:p>
      <text:p text:style-name="Preformatted_20_Text"/>
      <text:p text:style-name="Preformatted_20_Text">To use sslcaudit, a pentester has to convince the client under test to establish a series of connection to the listener</text:p>
      <text:p text:style-name="Preformatted_20_Text">of sslcaudit. This can be done in number of ways which are outside of the scope of this document. Sslcaudit plays a role</text:p>
      <text:p text:style-name="Preformatted_20_Text">of a rogue SSL/TLS server, presenting a client with various certificates and logging the outcome of the tests. </text:p>
      <text:p text:style-name="Preformatted_20_Text"/>
      <text:p text:style-name="Preformatted_20_Text"/>
      <text:p text:style-name="P7"><text:s text:c="2"/>--version <text:s text:c="12"/>show program's version number and exit</text:p>
      <text:p text:style-name="P7"><text:s text:c="2"/>-h, --help <text:s text:c="11"/>show this help message and exit</text:p>
      <text:p text:style-name="P7"><text:s text:c="2"/>-l LISTEN_ADDR <text:s text:c="7"/>Listening port</text:p>
      <text:p text:style-name="P7"><text:s text:c="2"/>-p LISTEN_PORT <text:s text:c="7"/>Listening port</text:p>
      <text:p text:style-name="P7"><text:s text:c="2"/>-m MODULE <text:s text:c="12"/>Audit module (sslcert by default)</text:p>
      <text:p text:style-name="P7"><text:s text:c="2"/>-d DEBUG_LEVEL <text:s text:c="7"/>Debug level</text:p>
      <text:p text:style-name="P7"><text:s text:c="2"/>-c NCLIENTS <text:s text:c="10"/>Number of clients to handle before quitting</text:p>
      <text:p text:style-name="P7"><text:s text:c="2"/>-N TEST_NAME <text:s text:c="9"/>User-specified name of the test</text:p>
      <text:p text:style-name="P7"><text:s text:c="2"/>--user-cn=USER_CN <text:s text:c="4"/>Use specified CN</text:p>
      <text:p text:style-name="P7"><text:s text:c="2"/>--server=SERVER <text:s text:c="6"/>HOST:PORT to fetch the certificate from</text:p>
      <text:p text:style-name="P7"><text:s text:c="2"/>--user-cert=USER_CERT_FILE</text:p>
      <text:p text:style-name="P7"><text:s text:c="24"/>A file with user-supplied certificate</text:p>
      <text:p text:style-name="P7"><text:s text:c="2"/>--user-key=USER_KEY_FILE</text:p>
      <text:p text:style-name="P7"><text:s text:c="24"/>A file with user-supplied key</text:p>
      <text:p text:style-name="P7"><text:s text:c="2"/>--user-ca-cert=USER_CA_CERT_FILE</text:p>
      <text:p text:style-name="P7"><text:s text:c="24"/>A file with a cert for CA, useful for testing</text:p>
      <text:p text:style-name="P7"><text:s text:c="24"/>sslcaudit itself</text:p>
      <text:p text:style-name="P7"><text:s text:c="2"/>--user-ca-key=USER_CA_KEY_FILE</text:p>
      <text:p text:style-name="P7"><text:s text:c="24"/>A file with a key for CA, useful for testing sslcaudit</text:p>
      <text:p text:style-name="P7"><text:s text:c="24"/>itself</text:p>
      <text:p text:style-name="P7"><text:s text:c="2"/>--no-default-cn <text:s text:c="6"/>Do not use default CN (nonexistent.gremwell.com)</text:p>
      <text:p text:style-name="P7"><text:s text:c="2"/>--no-self-signed <text:s text:c="5"/>Don't try self-signed certificates</text:p>
      <text:p text:style-name="P7"><text:s text:c="2"/>--no-user-cert-signed</text:p>
      <text:p text:style-name="P7"><text:s text:c="24"/>Do not sign server certificates with user-supplied one</text:p>
      <text:p text:style-name="Preformatted_20_Text"/>
      <text:p text:style-name="Preformatted_20_Text"/>
      <text:p text:style-name="Preformatted_20_Text"><text:span text:style-name="T2">SERVER CERTIFICATE VALIDATION TESTS</text:span></text:p>
      <text:p text:style-name="Preformatted_20_Text"/>
      <text:p text:style-name="Preformatted_20_Text">Sslcaudit tries a user-supplied certificate, if provided with --cert=CERTFILE. A chain of certificates and an unprotected key must be supplied along with certificates.</text:p>
      <text:p text:style-name="Preformatted_20_Text"/>
      <text:p text:style-name="Preformatted_20_Text">Sslcaudit automatically generates certificates with the following properties:</text:p>
      <text:p text:style-name="Preformatted_20_Text"/>
      <text:p text:style-name="Preformatted_20_Text"><text:s text:c="2"/>1. With hardcoded CN (nonexistent.gremwell.com). Can be disabled with --no-default-cn</text:p>
      <text:p text:style-name="Preformatted_20_Text"><text:s text:c="2"/>2. With user-specified CN. To enable use --user-cn=</text:p>
      <text:p text:style-name="Preformatted_20_Text"><text:s text:c="2"/>3. Matching attributes of a certificate fetched from from user-specified SSL/TLS server. To enable use --server HOST:PORT</text:p>
      <text:p text:style-name="Preformatted_20_Text"/>
      <text:p text:style-name="Preformatted_20_Text">Each certificate will be signed in the following ways:</text:p>
      <text:p text:style-name="Preformatted_20_Text"/>
      <text:p text:style-name="Preformatted_20_Text"><text:s text:c="2"/>1. Self-signed. To disable, specify --no-self-signed.</text:p>
      <text:p text:style-name="Preformatted_20_Text"><text:s text:c="2"/>2. Signed by user-supplied certificate. Default if certificate is supplied with --user-cert= and --user-key= options.</text:p>
      <text:p text:style-name="Preformatted_20_Text"><text:s text:c="5"/>The certificate should be valid but NOT good for CA purposes. This is used to test handling of basicConstraints.</text:p>
      <text:p text:style-name="Preformatted_20_Text"><text:s text:c="5"/>To disable use --no-user-cert-signed.</text:p>
      <text:p text:style-name="Preformatted_20_Text"><text:s text:c="2"/>3. Signed by known good CA. To enable use --user-ca-cert= and --user-ca-key=. The certificate is expected to be trusted by the client.</text:p>
      <text:p text:style-name="Preformatted_20_Text"><text:s text:c="5"/>This is used for test purposes.</text:p>
      <text:p text:style-name="Preformatted_20_Text"/>
      <text:p text:style-name="Preformatted_20_Text">The final certificates used for testing will be the product of these two sets of options. The only exception is #4 in</text:p>
      <text:p text:style-name="Preformatted_20_Text">the first set, meaning user-supplied certificate does not get signed but used as is.</text:p>
      <text:p text:style-name="Preformatted_20_Text"/>
      <text:p text:style-name="Preformatted_20_Text">The outcome of each test can be:</text:p>
      <text:p text:style-name="Preformatted_20_Text"><text:s text:c="2"/>* Test Positive: The client has established SSL connection, but it was expected to do so. Gives some assurance that the test setup ok.</text:p>
      <text:p text:style-name="Preformatted_20_Text"><text:s text:c="2"/>* Test Error: The client has failed to establish SSL connection, but was supposed to. Indicates something is wrong with the test setup.</text:p>
      <text:p text:style-name="Preformatted_20_Text"><text:soft-page-break/><text:s text:c="2"/>* Positive: The client has established SSL session. The client is vulnerable to MITM.</text:p>
      <text:p text:style-name="Preformatted_20_Text"><text:s text:c="2"/>* Negative: SSL connection has failed with expected exception code. The client is not vulnerable to MITM.</text:p>
      <text:p text:style-name="Preformatted_20_Text"><text:s text:c="2"/>* Collect data sent by the client, check if it closes the connection soon after SSL handshake</text:p>
      <text:p text:style-name="Preformatted_20_Text"/>
      <text:p text:style-name="P1">TO BE IMPLEMENTED</text:p>
      <text:p text:style-name="Preformatted_20_Text"/>
      <text:list xml:id="list1079875297" text:style-name="L3">
        <text:list-item>
          <text:p text:style-name="P6">Support protocol-level tests</text:p>
        </text:list-item>
        <text:list-item>
          <text:p text:style-name="P6">Develop SSL Client Rating scheme</text:p>
        </text:list-item>
        <text:list-item>
          <text:p text:style-name="P6">Support SSL server-side tests to allow end-to-end analysis of client-server communication</text:p>
        </text:list-item>
        <text:list-item>
          <text:p text:style-name="P6">Optionally run same test test several times, to detect random glitches</text:p>
        </text:list-item>
        <text:list-item>
          <text:p text:style-name="P6">Embedded HTTP server to automate testing of web browsers</text:p>
        </text:list-item>
        <text:list-item>
          <text:p text:style-name="P6">Allow certificate and private key to be specified in a single file</text:p>
        </text:list-item>
        <text:list-item>
          <text:p text:style-name="P6">Support password-protected private keys</text:p>
        </text:list-item>
      </text:list>
      <text:p text:style-name="Preformatted_20_Text"/>
      <text:p text:style-name="P1">REFERENCES</text:p>
      <text:p text:style-name="Preformatted_20_Text"/>
      <text:p text:style-name="Preformatted_20_Text">SSL/TLS security - the server side</text:p>
      <text:p text:style-name="Preformatted_20_Text"><text:s/>[WIKI-TLS] <text:a xlink:type="simple" xlink:href="http://en.wikipedia.org/wiki/Transport_Layer_Security">http://en.wikipedia.org/wiki/Transport_Layer_Security</text:a> </text:p>
      <text:p text:style-name="Preformatted_20_Text"><text:s/>[SCANIT-SSL] <text:a xlink:type="simple" xlink:href="http://www.scanit.be/uploads/ssl%20security%20in%20be%20-%2003-2008.pdf">http://www.scanit.be/uploads/ssl%20security%20in%20be%20-%2003-2008.pdf</text:a> </text:p>
      <text:p text:style-name="Preformatted_20_Text"><text:s/>[OWASP-TLS] <text:a xlink:type="simple" xlink:href="https://www.owasp.org/index.php/Testing_for_SSL-TLS_%28OWASP-CM-001%29">https://www.owasp.org/index.php/Testing_for_SSL-TLS_%28OWASP-CM-001%29</text:a> </text:p>
      <text:p text:style-name="Preformatted_20_Text"><text:s/>[SSL-RATING] <text:a xlink:type="simple" xlink:href="https://www.ssllabs.com/projects/rating-guide/index.html">https://www.ssllabs.com/projects/rating-guide/index.html</text:a> </text:p>
      <text:p text:style-name="Preformatted_20_Text"><text:s/>[SSL-AUDIT] <text:a xlink:type="simple" xlink:href="http://code.google.com/p/sslaudit/">http://code.google.com/p/sslaudit/</text:a> </text:p>
      <text:p text:style-name="Preformatted_20_Text"><text:s/>[TLS-RENEG] <text:a xlink:type="simple" xlink:href="http://www.g-sec.lu/practicaltls.pdf">http://www.g-sec.lu/practicaltls.pdf</text:a> </text:p>
      <text:p text:style-name="Preformatted_20_Text"/>
      <text:p text:style-name="Preformatted_20_Text">SSL/TLS security - the client side</text:p>
      <text:p text:style-name="Preformatted_20_Text"><text:s/>[SSL-SNIFF] <text:a xlink:type="simple" xlink:href="http://www.thoughtcrime.org/software/sslsniff/">http://www.thoughtcrime.org/software/sslsniff/</text:a> </text:p>
      <text:p text:style-name="Preformatted_20_Text"><text:s/>[SSL-STRIP] <text:a xlink:type="simple" xlink:href="http://www.thoughtcrime.org/software/sslstrip/">http://www.thoughtcrime.org/software/sslstrip/</text:a> </text:p>
      <text:p text:style-name="Preformatted_20_Text"><text:s/>[BH-SSL-STRIP] <text:a xlink:type="simple" xlink:href="http://www.blackhat.com/presentations/bh-dc-09/Marlinspike/BlackHat-DC-09-Marlinspike-Defeating-SSL.pdf">http://www.blackhat.com/presentations/bh-dc-09/Marlinspike/BlackHat-DC-09-Marlinspike-Defeating-SSL.pdf</text:a> </text:p>
      <text:p text:style-name="Preformatted_20_Text"><text:s/>[BH-SSL-TTRUST] <text:a xlink:type="simple" xlink:href="https://media.blackhat.com/bh-eu-12/Jarmoc/bh-eu-12-Jarmoc-SSL_TLS_Interception-Slides.pdf">https://media.blackhat.com/bh-eu-12/Jarmoc/bh-eu-12-Jarmoc-SSL_TLS_Interception-Slides.pdf</text:a> </text:p>
      <text:p text:style-name="Preformatted_20_Text"><text:s/>[SSL-TTRUST] <text:a xlink:type="simple" xlink:href="http://www.secureworks.com/research/threats/transitive-trust/">http://www.secureworks.com/research/threats/transitive-trust/</text:a> </text:p>
      <text:p text:style-name="Preformatted_20_Text"><text:s/>[SSL-TEST] <text:a xlink:type="simple" xlink:href="https://ssltest.offenseindepth.com/">https://ssltest.offenseindepth.com/</text:a> </text:p>
      <text:p text:style-name="Preformatted_20_Text"><text:s/>[BS-BEAST] <text:a xlink:type="simple" xlink:href="http://www.schneier.com/blog/archives/2011/09/man-in-the-midd_4.html">http://www.schneier.com/blog/archives/2011/09/man-in-the-midd_4.html</text:a> </text:p>
      <text:p text:style-name="Preformatted_20_Text"><text:s/>[OPERA-BEAST] <text:a xlink:type="simple" xlink:href="http://my.opera.com/securitygroup/blog/2011/09/28/the-beast-ssl-tls-issue">http://my.opera.com/securitygroup/blog/2011/09/28/the-beast-ssl-tls-issue</text:a> </text:p>
      <text:p text:style-name="Preformatted_20_Text"><text:s/>[OSCP-ATTACK] <text:a xlink:type="simple" xlink:href="http://www.thoughtcrime.org/papers/ocsp-attack.pdf">http://www.thoughtcrime.org/papers/ocsp-attack.pdf</text:a> </text:p>
      <text:p text:style-name="Preformatted_20_Text"/>
      <text:p text:style-name="Preformatted_20_Text">IE5 SSL Spoofing vulnerability</text:p>
      <text:p text:style-name="Preformatted_20_Text"><text:s/>[IE-SSL-CHAIN] <text:a xlink:type="simple" xlink:href="http://www.thoughtcrime.org/ie-ssl-chain.txt">http://www.thoughtcrime.org/ie-ssl-chain.txt</text:a> </text:p>
      <text:p text:style-name="Preformatted_20_Text"><text:s/>[BID-2737] <text:a xlink:type="simple" xlink:href="http://www.securityfocus.com/bid/2737">http://www.securityfocus.com/bid/2737</text:a> </text:p>
      <text:p text:style-name="Preformatted_20_Text"><text:s/>[MS01-027] <text:a xlink:type="simple" xlink:href="http://technet.microsoft.com/en-us/security/bulletin/ms01-027">http://technet.microsoft.com/en-us/security/bulletin/ms01-027</text:a> </text:p>
      <text:p text:style-name="Preformatted_20_Text"/>
      <text:p text:style-name="Preformatted_20_Text">Multiple Vendor Invalid X.509 Certificate Chain Vulnerability</text:p>
      <text:p text:style-name="Preformatted_20_Text"><text:s/>[BID-5410] <text:a xlink:type="simple" xlink:href="http://www.securityfocus.com/bid/5410">http://www.securityfocus.com/bid/5410</text:a> </text:p>
      <text:p text:style-name="Preformatted_20_Text"/>
      <text:p text:style-name="Preformatted_20_Text">Apple iOS Data Security Certificate Chain Validation Security Vulnerability</text:p>
      <text:p text:style-name="Preformatted_20_Text"><text:s/>[TWSL2011-007] <text:a xlink:type="simple" xlink:href="https://www.trustwave.com/spiderlabs/advisories/TWSL2011-007.txt">https://www.trustwave.com/spiderlabs/advisories/TWSL2011-007.txt</text:a> </text:p>
      <text:p text:style-name="Preformatted_20_Text"><text:s/>[CVE-2011-0228] <text:a xlink:type="simple" xlink:href="http://cve.mitre.org/cgi-bin/cvename.cgi?name=CVE-2011-0228">http://cve.mitre.org/cgi-bin/cvename.cgi?name=CVE-2011-0228</text:a> </text:p>
      <text:p text:style-name="Preformatted_20_Text"/>
      <text:p text:style-name="P1">CONTACTS</text:p>
      <text:p text:style-name="Preformatted_20_Text"/>
      <text:p text:style-name="Preformatted_20_Text">The tool is written by Alexandre Bezroutchko, <text:a xlink:type="simple" xlink:href="mailto:abb@gremwell.com">abb@gremwell.com</text:a>, <text:a xlink:type="simple" xlink:href="http://www.gremwell.com/">http://www.gremwell.com/</text:a>. Released under GPLv3 terms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30T16:21:53</dc:date>
    <dc:creator>Alexandre Bezroutchko</dc:creator>
    <meta:generator>LibreOffice/3.3$Unix LibreOffice_project/330m19$Build-401</meta:generator>
    <meta:editing-duration>PT15M33S</meta:editing-duration>
    <meta:editing-cycles>5</meta:editing-cycles>
    <meta:document-statistic meta:table-count="2" meta:image-count="0" meta:object-count="0" meta:page-count="3" meta:paragraph-count="123" meta:word-count="1167" meta:character-count="9032"/>
  </office:meta>
</office:document-meta>
</file>